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2243fa" officeooo:paragraph-rsid="002243fa"/>
    </style:style>
    <style:style style:name="P4" style:family="paragraph" style:parent-style-name="Text_20_body" style:list-style-name="L2">
      <style:text-properties officeooo:rsid="003d5ef6" officeooo:paragraph-rsid="003d5ef6"/>
    </style:style>
    <style:style style:name="T1" style:family="text">
      <style:text-properties fo:font-variant="small-caps"/>
    </style:style>
    <style:style style:name="T2" style:family="text">
      <style:text-properties officeooo:rsid="000be3e6"/>
    </style:style>
    <style:style style:name="T3" style:family="text">
      <style:text-properties officeooo:rsid="0023f636"/>
    </style:style>
    <style:style style:name="T4" style:family="text">
      <style:text-properties officeooo:rsid="00258819"/>
    </style:style>
    <style:style style:name="T5" style:family="text">
      <style:text-properties officeooo:rsid="0026c135"/>
    </style:style>
    <style:style style:name="T6" style:family="text">
      <style:text-properties officeooo:rsid="002792d1"/>
    </style:style>
    <style:style style:name="T7" style:family="text">
      <style:text-properties officeooo:rsid="004207b6"/>
    </style:style>
    <style:style style:name="T8" style:family="text">
      <style:text-properties officeooo:rsid="0043674b"/>
    </style:style>
    <style:style style:name="T9" style:family="text">
      <style:text-properties officeooo:rsid="00448653"/>
    </style:style>
    <style:style style:name="T10" style:family="text">
      <style:text-properties officeooo:rsid="00498390"/>
    </style:style>
    <style:style style:name="T11" style:family="text">
      <style:text-properties officeooo:rsid="004aac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0:1-20</text:h>
      <text:h text:style-name="Heading_20_2" text:outline-level="2"><text:bookmark text:name="en-GNT-2932"/>The Sin of Nadab and Abihu <text:span text:style-name="T2">(1-7)</text:span></text:h>
      <text:list xml:id="list1780777129" text:style-name="L1">
        <text:list-item>
          <text:p text:style-name="P1">Aaron's sons, Nadab and Abihu, each took his fire pan, put live coals in it, added incense, and presented it to the <text:span text:style-name="T1">Lord</text:span>. But this fire was not holy, because the <text:span text:style-name="T1">Lord</text:span> had not commanded them to present it. Suddenly the <text:span text:style-name="T1">Lord</text:span> sent fire, and it burned them to death there in the presence of the <text:span text:style-name="T1">Lord</text:span>. Then Moses said to Aaron, “This is what the <text:span text:style-name="T1">Lord</text:span> was speaking about when he said, ‘All who serve me must respect my holiness; I will reveal my glory to my people.’” But Aaron remained silent. Moses called Mishael and Elzaphan, the sons of Uzziel, Aaron's uncle, and said to them, “Come here and carry your cousins' bodies away from the sacred Tent and put them outside the camp.” So they came and took hold of the clothing on the corpses and carried them outside the camp, just as Moses had commanded. Then Moses said to Aaron and to his sons Eleazar and Ithamar, “Do not leave your hair uncombed or tear your clothes to show that you are in mourning. If you do, you will die, and the <text:span text:style-name="T1">Lord</text:span> will be angry with the whole community. But all other Israelites are allowed to mourn this death caused by the fire which the <text:span text:style-name="T1">Lord</text:span> sent. Do not leave the entrance of the Tent or you will die, because you have been consecrated by the anointing oil of the <text:span text:style-name="T1">Lord</text:span>.” So they did as Moses said.</text:p>
        </text:list-item>
        <text:list-item>
          <text:p text:style-name="P3">Two of Aarons sons took fire pans, put live coals and incense to it and presented it to the Lord. This actions had not been sunctioned by the Lord hence it wasn’t holy. The consequence of the actions was that they were burned to death by a fire sent from the Lord. <text:span text:style-name="T3">Aaron and the other sons were commanded not to mourn the dead but the rest of Israel was allowed. </text:span><text:span text:style-name="T4">I’ve learnt of obedience from these verse, we need to be obedient to the Lord otherwise we’ll face his wrath. The sons of Aaron were disobedient to the Lord by doing what was not asked of them and they lost their lives. </text:span><text:span text:style-name="T5">Aaron and the other sons were obedient to the Lord, they did not mourn the dead and they did not lose their lives. </text:span><text:span text:style-name="T6">We need to practice obedience.</text:span></text:p>
        </text:list-item>
      </text:list>
      <text:h text:style-name="Heading_20_2" text:outline-level="2"><text:bookmark text:name="en-GNT-2939"/>Rules for Priests <text:span text:style-name="T2">(8-20)</text:span></text:h>
      <text:list xml:id="list4094939768" text:style-name="L2">
        <text:list-item>
          <text:p text:style-name="P2">The <text:span text:style-name="T1">Lord</text:span> said to Aaron, “You and your sons are not to enter the Tent of my presence after drinking wine or beer; if you do, you will die. This is a law to be kept by all your descendants. <text:bookmark text:name="en-GNT-2941"/>You must distinguish between what belongs to God and what is for general use, between what is ritually clean and what is unclean. <text:bookmark text:name="en-GNT-2942"/>You must teach the people of Israel all the laws which I have given to you through Moses.”<text:bookmark text:name="en-GNT-2943"/> Moses said to Aaron and his two remaining sons, Eleazar and Ithamar, “Take the grain offering that is left over from the food offered to the <text:span text:style-name="T1">Lord</text:span>, make unleavened bread with it and eat it beside the altar, because this offering is very holy. <text:bookmark text:name="en-GNT-2944"/>Eat it in a holy place; it is the part that belongs to you and your sons from the food offered to the <text:span text:style-name="T1">Lord</text:span>. That is what the <text:span text:style-name="T1">Lord</text:span> commanded me. <text:bookmark text:name="en-GNT-2945"/>But you and your families may eat the breast and the hind leg that are presented as the special gift and the special contribution to the <text:span text:style-name="T1">Lord</text:span> for the priests. You may eat them in any ritually clean place. These offerings have been given to you and your children as the part that belongs to you from the fellowship offerings of the people of Israel. <text:bookmark text:name="en-GNT-2946"/>They shall bring the hind leg and the breast at the time the fat is presented as a food offering to the <text:span text:style-name="T1">Lord</text:span>. These parts belong. <text:s/><text:soft-page-break/>to you and your children forever, just as the <text:span text:style-name="T1">Lord</text:span> commanded.”<text:bookmark text:name="en-GNT-2947"/> Moses asked about the goat for the sin offering and learned that it had already been burned. This made him angry at Eleazar and Ithamar, and he demanded, <text:bookmark text:name="en-GNT-2948"/>“Why didn't you eat the sin offering in a sacred place? It is very holy, and the <text:span text:style-name="T1">Lord</text:span> has given it to you in order to take away the sin of the community. <text:bookmark text:name="en-GNT-2949"/>Since its blood was not brought into the sacred Tent, you should have eaten the sacrifice there, as I commanded.”<text:bookmark text:name="en-GNT-2950"/> Aaron answered, “If I had eaten the sin offering today, would the <text:span text:style-name="T1">Lord</text:span> have approved? The people presented their sin offering to the <text:span text:style-name="T1">Lord</text:span> today, and they brought their burnt offering, but still these terrible things have happened to me.” <text:bookmark text:name="en-GNT-2951"/>When Moses heard this, he was satisfied.</text:p>
        </text:list-item>
        <text:list-item>
          <text:p text:style-name="P4">In these verses we see the instructions given to the Priests, <text:span text:style-name="T7">they were to abide to the instructions. <text:s/></text:span><text:span text:style-name="T8">Towards the end we see Aaron give a satisfactory answer to Moses about the sin offering he burnt instead of eat. </text:span><text:span text:style-name="T9">I don’t really get what was happening there but I see that he was now making the right decisions as a priest of the Lord. </text:span><text:span text:style-name="T10">Gods instructions need to be adhered to with blind faith </text:span><text:span text:style-name="T11">i.e no question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03:18:04.811262910</meta:creation-date>
    <dc:date>2022-03-14T03:52:08.057430241</dc:date>
    <meta:editing-duration>PT33M57S</meta:editing-duration>
    <meta:editing-cycles>17</meta:editing-cycles>
    <meta:generator>LibreOffice/6.4.7.2$Linux_X86_64 LibreOffice_project/40$Build-2</meta:generator>
    <meta:document-statistic meta:table-count="0" meta:image-count="0" meta:object-count="0" meta:page-count="2" meta:paragraph-count="7" meta:word-count="863" meta:character-count="4531" meta:non-whitespace-character-count="3677"/>
  </office:meta>
</office:document-meta>
</file>